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499cm" style:auto-text-indent="false" style:writing-mode="page"/>
      <style:text-properties officeooo:rsid="00069bd1" officeooo:paragraph-rsid="00069bd1"/>
    </style:style>
    <style:style style:name="P2" style:family="paragraph" style:parent-style-name="Standard">
      <style:paragraph-properties fo:margin-left="0cm" fo:margin-right="0cm" fo:text-align="justify" style:justify-single-word="false" fo:text-indent="1.499cm" style:auto-text-indent="false" style:writing-mode="page"/>
      <style:text-properties officeooo:rsid="00069bd1" officeooo:paragraph-rsid="0007d3e1"/>
    </style:style>
    <style:style style:name="P3" style:family="paragraph" style:parent-style-name="Standard">
      <style:paragraph-properties fo:margin-left="0cm" fo:margin-right="0cm" fo:text-align="justify" style:justify-single-word="false" fo:text-indent="1.499cm" style:auto-text-indent="false" style:writing-mode="page"/>
      <style:text-properties officeooo:rsid="0007d3e1" officeooo:paragraph-rsid="000a7af4"/>
    </style:style>
    <style:style style:name="P4" style:family="paragraph" style:parent-style-name="Standard">
      <style:paragraph-properties fo:margin-left="0cm" fo:margin-right="0cm" fo:text-align="justify" style:justify-single-word="false" fo:text-indent="1.499cm" style:auto-text-indent="false" style:writing-mode="page"/>
      <style:text-properties fo:language="ru" fo:country="RU" officeooo:rsid="000a7af4" officeooo:paragraph-rsid="000a7af4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fo:language="ru" fo:country="RU" officeooo:rsid="000a7af4" officeooo:paragraph-rsid="000a7af4"/>
    </style:style>
    <style:style style:name="P6" style:family="paragraph" style:parent-style-name="Standard" style:list-style-name="L1" style:master-page-name="">
      <loext:graphic-properties draw:fill="none"/>
      <style:paragraph-properties fo:margin-left="2.101cm" fo:margin-right="0cm" fo:text-align="justify" style:justify-single-word="false" fo:text-indent="-0.6cm" style:auto-text-indent="false" style:page-number="auto" fo:background-color="transparent" style:writing-mode="page"/>
      <style:text-properties officeooo:paragraph-rsid="00069bd1"/>
    </style:style>
    <style:style style:name="P7" style:family="paragraph" style:parent-style-name="Standard" style:list-style-name="L1">
      <loext:graphic-properties draw:fill="none"/>
      <style:paragraph-properties fo:margin-left="2.101cm" fo:margin-right="0cm" fo:text-align="justify" style:justify-single-word="false" fo:text-indent="-0.6cm" style:auto-text-indent="false" fo:background-color="transparent" style:writing-mode="page"/>
      <style:text-properties officeooo:paragraph-rsid="00069bd1"/>
    </style:style>
    <style:style style:name="T1" style:family="text">
      <style:text-properties officeooo:rsid="00069bd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7d3e1"/>
    </style:style>
    <style:style style:name="T4" style:family="text">
      <style:text-properties fo:language="en" fo:country="US" officeooo:rsid="000b0b1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7d3e1"/>
    </style:style>
    <style:style style:name="T7" style:family="text">
      <style:text-properties fo:language="ru" fo:country="RU" officeooo:rsid="000b0b1d"/>
    </style:style>
    <style:style style:name="T8" style:family="text">
      <style:text-properties officeooo:rsid="0007d3e1"/>
    </style:style>
    <style:style style:name="T9" style:family="text">
      <style:text-properties officeooo:rsid="000b0b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<text:s/>работы модуля загрузки музыкальных файлов на сервер</text:h>
      <text:h text:style-name="Heading_20_2" text:outline-level="2"><text:span text:style-name="T5">Описание </text:span>работы десктопного клиента</text:h>
      <text:p text:style-name="P1">После запуска приложения отображается главная форма десктопного клиента. Форма состоит из панели инструментов, списка очереди загружаемых файлов и поля, предназначенного для отображения информации о ходе работы приложения (логи). <text:span text:style-name="T8">В поле очереди загрузки отображается список файлов. Загруженные на сервер файлы отображаются зеленым цветом, не загруженные — черным цветом.</text:span></text:p>
      <text:p text:style-name="P1">Панель инструментов имеет 3 кнопки: </text:p>
      <text:list xml:id="list6177792522356538943" text:style-name="L1">
        <text:list-item>
          <text:p text:style-name="P6"><text:span text:style-name="T1">выбор папки для загрузки, </text:span></text:p>
        </text:list-item>
        <text:list-item>
          <text:p text:style-name="P7"><text:span text:style-name="T1">загрузка файлов на сервер,</text:span></text:p>
        </text:list-item>
        <text:list-item>
          <text:p text:style-name="P7"><text:span text:style-name="T1">настройки. </text:span></text:p>
        </text:list-item>
      </text:list>
      <text:p text:style-name="P2">При нажатии кнопки выбора папки появляется стандартный диалог выбора папки. <text:span text:style-name="T8">После выбора папки происходит рекурсивный поиск файлов с расширением </text:span><text:span text:style-name="T3">mp3. </text:span><text:span text:style-name="T6">Обнаруженные файлы отображаются в списке очереди загрузки. Загруженные ранее в очередь файлы при повторном выборе в список не попадают. Так, например, если ранее была выбрана папка </text:span><text:span text:style-name="T3">c:\</text:span><text:span text:style-name="T6">Музыка\Кино, и все </text:span><text:span text:style-name="T3">mp3 </text:span><text:span text:style-name="T6">файлы из папки Кино расположенных ниже папок были добавлены в список, то при последующем выборе папки <text:s/></text:span><text:span text:style-name="T3">c:\</text:span><text:span text:style-name="T6">Музыка добавятся все </text:span><text:span text:style-name="T3">mp3 </text:span><text:span text:style-name="T6">файлы папки </text:span><text:span text:style-name="T3">c:\</text:span><text:span text:style-name="T6">Музыка и расположенных ниже папок за исключением файлов папки <text:s/></text:span><text:span text:style-name="T3">c:\</text:span><text:span text:style-name="T6">Музыка</text:span><text:span text:style-name="T3">\</text:span><text:span text:style-name="T6">Кино и расположенных ниже папок. </text:span><text:span text:style-name="T7">При добавлении файла в очередь загрузки, ему присваивается уникальный идентификатор </text:span><text:span text:style-name="T4">GUID.</text:span></text:p>
      <text:p text:style-name="P3"><text:span text:style-name="T5">При нажатии кнопки «Настройки» выводится модальное диалоговое окно, отображающее 2 параметра: </text:span><text:span text:style-name="T2">GUID </text:span><text:span text:style-name="T5">пользователя и адрес сервера, на который должна производиться загрузка </text:span><text:span text:style-name="T2">mp3 </text:span><text:span text:style-name="T5">файлов. При нажатии кнопки «ОК» изменения сохраняются, при нажатии кнопки «Отмена» изменения не сохраняются. Настройки хранятся в файле «</text:span><text:span text:style-name="T2">App.Config</text:span><text:span text:style-name="T5">»</text:span><text:span text:style-name="T2">.</text:span></text:p>
      <text:p text:style-name="P4">При нажатии кнопки загрузки файлов на сервер производится попытка загрузки не загруженных ранее файлов на сервер. В информационном поле внизу формы отображается информация о факте загрузки того или иного файла. По окончании загрузки выводится сообщение в <text:span text:style-name="T2">MessageBox-</text:span>е об успешном или не успешном завершении загрузки. В случае, если в ходе загрузки произошла ошибка, загрузка останавливается и не возобновляется до тех пор, пока пользователь не нажмет кнопку загрузки повторно. Загруженные на сервер файлы подсвечиваются зеленым цветом шрифта. <text:span text:style-name="T9">При отправке файла его имя заменяется на его идентификатор. Расширение файла сохраняется.</text:span></text:p>
      <text:p text:style-name="P4">Очередь файлов хранится в базе данных <text:span text:style-name="T2">SQLite. </text:span>В случае, если при запуске приложения файл базы данных не обнаруживается в папке с исполняемым файлом, приложение создает пустой файл базы данных.</text:p>
      <text:h text:style-name="Heading_20_2" text:outline-level="2"><text:span text:style-name="T5">Описание </text:span>работы W<text:span text:style-name="T2">eb API</text:span></text:h>
      <text:p text:style-name="P5">Настройки модуля хранятся в файле «<text:span text:style-name="T2">Web.Config</text:span>»<text:span text:style-name="T2">. </text:span><text:span text:style-name="T9">К настройкам относится строка соединения с базой данных и путь к дирректории, в которую производится сохранение принятых </text:span><text:span text:style-name="T4">mp3 </text:span><text:span text:style-name="T9">файлов. Для каждого пользователя в данной дирректории при первой загрузке файлов создается поддирректория, имя которой соответствует идентификатору пользователя (</text:span><text:span text:style-name="T4">GUID). </text:span><text:span text:style-name="T9">Принятые файлы сохраняются в данную поддирректори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21:08:26.311000000</meta:creation-date>
    <dc:date>2016-09-08T21:45:32.042000000</dc:date>
    <meta:editing-duration>PT15M21S</meta:editing-duration>
    <meta:editing-cycles>3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13" meta:word-count="382" meta:character-count="2829" meta:non-whitespace-character-count="2456"/>
  </office:meta>
</office:document-meta>
</file>